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8pt" fo:language="es" fo:country="AR" style:font-size-asian="28pt" style:font-size-complex="28pt"/>
    </style:style>
    <style:style style:name="P2" style:family="paragraph" style:parent-style-name="Standard">
      <style:paragraph-properties fo:text-align="center" style:justify-single-word="false"/>
      <style:text-properties style:font-name="Arial1" fo:font-size="14pt" fo:language="es" fo:country="AR" style:text-underline-style="solid" style:text-underline-width="auto" style:text-underline-color="font-color" fo:font-weight="bold" style:font-size-asian="14pt" style:font-weight-asian="bold" style:font-name-complex="Arial2" style:font-size-complex="14pt"/>
    </style:style>
    <style:style style:name="P3" style:family="paragraph" style:parent-style-name="Standard">
      <style:paragraph-properties loext:contextual-spacing="false" fo:line-height="115%" fo:text-align="justify" style:justify-single-word="false"/>
      <style:text-properties style:font-name="Arial1" fo:font-size="12pt" fo:language="es" fo:country="AR" style:font-size-asian="12pt" style:font-name-complex="Arial2" style:font-size-complex="12pt"/>
    </style:style>
    <style:style style:name="P4" style:family="paragraph" style:parent-style-name="Standard">
      <style:paragraph-properties fo:line-height="115%" fo:text-align="justify" style:justify-single-word="false"/>
      <style:text-properties fo:font-size="12pt" style:font-size-asian="12pt" style:font-size-complex="12pt"/>
    </style:style>
    <style:style style:name="P5" style:family="paragraph" style:parent-style-name="Standard">
      <style:text-properties style:font-name="Arial"/>
    </style:style>
    <style:style style:name="P6" style:family="paragraph" style:parent-style-name="Standard">
      <style:text-properties style:font-name="Arial" fo:font-size="28pt" fo:language="es" fo:country="AR" style:text-underline-style="solid" style:text-underline-width="auto" style:text-underline-color="font-color" fo:font-weight="bold" style:font-size-asian="28pt" style:font-weight-asian="bold" style:font-name-complex="Arial2" style:font-size-complex="28pt"/>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loext:contextual-spacing="false" fo:margin-top="0cm" fo:margin-bottom="0.353cm" fo:line-height="115%" fo:text-align="justify" style:justify-single-word="false"/>
      <style:text-properties fo:font-size="12pt" style:font-size-asian="12pt" style:font-size-complex="12pt"/>
    </style:style>
    <style:style style:name="P9" style:family="paragraph" style:parent-style-name="Standard" style:master-page-name="">
      <style:paragraph-properties fo:margin-left="6.165cm" fo:margin-right="0cm" fo:text-align="start" style:justify-single-word="false" fo:orphans="2" fo:widows="2" fo:text-indent="-6.138cm" style:auto-text-indent="false" style:page-number="auto" style:writing-mode="lr-tb">
        <style:tab-stops>
          <style:tab-stop style:position="0.053cm"/>
        </style:tab-stops>
      </style:paragraph-properties>
      <style:text-properties style:font-name="Arial" fo:font-size="28pt" fo:language="es" fo:country="AR" style:font-size-asian="28pt" style:font-name-complex="Arial2" style:font-size-complex="28pt"/>
    </style:style>
    <style:style style:name="P10" style:family="paragraph" style:parent-style-name="Standard">
      <style:paragraph-properties fo:margin-left="6.165cm" fo:margin-right="0cm" fo:text-align="start" style:justify-single-word="false" fo:orphans="2" fo:widows="2" fo:text-indent="-6.138cm" style:auto-text-indent="false" style:writing-mode="lr-tb">
        <style:tab-stops>
          <style:tab-stop style:position="0.053cm"/>
        </style:tab-stops>
      </style:paragraph-properties>
      <style:text-properties style:font-name="Arial" fo:font-size="28pt" fo:language="es" fo:country="AR" style:font-size-asian="28pt" style:font-name-complex="Arial2" style:font-size-complex="28pt"/>
    </style:style>
    <style:style style:name="P11" style:family="paragraph" style:parent-style-name="Standard" style:master-page-name="Standard">
      <style:paragraph-properties fo:text-align="center" style:justify-single-word="false" style:page-number="auto"/>
      <style:text-properties style:font-name="Arial" fo:font-size="48pt" fo:language="es" fo:country="AR" style:font-size-asian="48pt" style:font-name-complex="Arial2" style:font-size-complex="48pt"/>
    </style:style>
    <style:style style:name="P12" style:family="paragraph" style:parent-style-name="Standard">
      <style:paragraph-properties fo:line-height="150%" fo:text-align="center" style:justify-single-word="false"/>
      <style:text-properties style:font-name="Arial1" fo:font-size="16pt" fo:language="es" fo:country="AR" style:text-underline-style="solid" style:text-underline-width="auto" style:text-underline-color="font-color" fo:font-weight="bold" style:font-size-asian="16pt" style:font-weight-asian="bold" style:font-name-complex="Arial2" style:font-size-complex="16pt" style:font-weight-complex="bold"/>
    </style:style>
    <style:style style:name="P13" style:family="paragraph" style:parent-style-name="Standard">
      <style:paragraph-properties fo:line-height="115%" fo:text-align="justify" style:justify-single-word="false"/>
      <style:text-properties style:font-name="Arial1" fo:font-size="12pt" fo:language="es" fo:country="AR" style:text-underline-style="none" fo:font-weight="normal" style:font-size-asian="12pt" style:font-weight-asian="normal" style:font-size-complex="12pt"/>
    </style:style>
    <style:style style:name="P14" style:family="paragraph" style:parent-style-name="List_20_Paragraph" style:list-style-name="WWNum1">
      <style:paragraph-properties fo:line-height="150%" fo:text-align="justify" style:justify-single-word="false"/>
      <style:text-properties style:font-name="Arial1" fo:font-size="12pt" fo:language="es" fo:country="AR" style:font-size-asian="12pt" style:font-name-complex="Arial2" style:font-size-complex="12pt"/>
    </style:style>
    <style:style style:name="P15" style:family="paragraph" style:parent-style-name="List_20_Paragraph" style:list-style-name="WWNum3">
      <style:paragraph-properties fo:line-height="150%" fo:text-align="justify" style:justify-single-word="false"/>
      <style:text-properties style:font-name="Arial1" fo:font-size="12pt" fo:language="es" fo:country="AR" style:font-size-asian="12pt" style:font-name-complex="Arial2" style:font-size-complex="12pt"/>
    </style:style>
    <style:style style:name="P16" style:family="paragraph" style:parent-style-name="List_20_Paragraph" style:list-style-name="WWNum1">
      <style:paragraph-properties fo:margin-left="0cm" fo:margin-right="0cm" fo:line-height="150%" fo:text-align="justify" style:justify-single-word="false" fo:text-indent="0cm" style:auto-text-indent="false"/>
      <style:text-properties style:font-name="Arial1" fo:font-size="12pt" fo:language="es" fo:country="AR" style:font-size-asian="12pt" style:font-name-complex="Arial2" style:font-size-complex="12pt"/>
    </style:style>
    <style:style style:name="T1" style:family="text">
      <style:text-properties style:font-name="Arial1" fo:language="es" fo:country="AR" style:text-underline-style="solid" style:text-underline-width="auto" style:text-underline-color="font-color" fo:font-weight="bold" style:font-weight-asian="bold" style:font-weight-complex="bold"/>
    </style:style>
    <style:style style:name="T2" style:family="text">
      <style:text-properties style:font-name="Arial1" fo:language="es" fo:country="AR" style:text-underline-style="solid" style:text-underline-width="auto" style:text-underline-color="font-color" fo:font-weight="normal" style:font-weight-asian="normal" style:font-weight-complex="normal"/>
    </style:style>
    <style:style style:name="T3" style:family="text">
      <style:text-properties style:font-name="Arial1" fo:language="es" fo:country="AR" style:text-underline-style="none" fo:font-weight="normal" style:font-weight-asian="normal"/>
    </style:style>
    <style:style style:name="T4" style:family="text">
      <style:text-properties style:font-name="Arial1" fo:language="es" fo:country="AR" style:text-underline-style="none" fo:font-weight="normal" style:font-weight-asian="normal" style:font-weight-complex="normal"/>
    </style:style>
    <style:style style:name="T5" style:family="text">
      <style:text-properties fo:font-size="28pt" fo:language="es" fo:country="AR" style:font-size-asian="28pt" style:font-size-complex="28pt"/>
    </style:style>
    <style:style style:name="T6" style:family="text">
      <style:text-properties fo:font-size="28pt" fo:language="es" fo:country="AR" style:font-size-asian="28pt" style:font-name-complex="Arial2" style:font-size-complex="28pt"/>
    </style:style>
    <style:style style:name="T7" style:family="text">
      <style:text-properties fo:font-size="28pt" fo:language="es" fo:country="AR" style:text-underline-style="solid" style:text-underline-width="auto" style:text-underline-color="font-color" fo:font-weight="bold" style:font-size-asian="28pt" style:font-weight-asian="bold" style:font-name-complex="Arial2"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BAJO INTEGRADOR</text:p>
      <text:p text:style-name="P6"/>
      <text:p text:style-name="P6"/>
      <text:p text:style-name="P5"><text:span text:style-name="T7">MATERIA:</text:span><text:span text:style-name="T6"> Diseño de sistemas</text:span></text:p>
      <text:p text:style-name="P7"><text:span text:style-name="T7">ALUMNOS:</text:span><text:span text:style-name="T6"> <text:s/>Delgado, Ariel</text:span></text:p>
      <text:p text:style-name="P9"><text:s text:c="21"/>Pereda, Gonzalo</text:p>
      <text:p text:style-name="P10"><text:tab/> <text:s text:c="20"/>Suasnabar, Francisco</text:p>
      <text:p text:style-name="P5"><text:span text:style-name="T7">Nº GRUPO:</text:span><text:span text:style-name="T6"> 11</text:span></text:p>
      <text:p text:style-name="P5"><text:span text:style-name="T7">Nº ENTREGA:</text:span><text:span text:style-name="T5"> 1</text:span></text:p>
      <text:p text:style-name="P1"/>
      <text:p text:style-name="P1"/>
      <text:p text:style-name="P1"/>
      <text:p text:style-name="P1"><text:bookmark text:name="_GoBack"/></text:p>
      <text:p text:style-name="P12"><text:soft-page-break/>Proyecto: Colegio Secundario Privado</text:p>
      <text:p text:style-name="P3"><text:span text:style-name="T3"><text:tab/></text:span><text:span text:style-name="T3">El </text:span><text:span text:style-name="T3">propósito de la siguiente presentación <text:s/>es facilitarle la gestión de los procesos de negocio a través de un sistema de administración <text:s/>con el cual les sera de gran utilidad a la hora de la <text:s/>matriculación de los alumnos, facturación y cobranza, asistencia de alumnos y profesores y por ultimo la comunicación entre el colegio, alumnos, padres y profesores.</text:span></text:p>
      <text:p text:style-name="P8"><text:span text:style-name="T1">Objetivo:</text:span><text:span text:style-name="T4"> Somos</text:span><text:span text:style-name="T3"> un grupo amplio, donde cada grupo va a abarcar una gestión de procesos de negocio diferente para hacerlo lo mas optimo y fácil de utilizar posible. Por nuestra parte <text:s/>nos focalizamos <text:s/>sobre la "Gestión de la matrícula de alumnos" no obstante, vamos a estar pendientes del desarrollo de las demás secciones.</text:span></text:p>
      <text:p text:style-name="P4"><text:span text:style-name="T1">Alcance:</text:span><text:span text:style-name="T2"> </text:span><text:span text:style-name="T4"><text:s/>La </text:span><text:span text:style-name="T3">gestión de la matrícula comprende la inscripción del alumno en el colegio en cada ciclo lectivo, en la cual se realiza una vez al año y también el registro de los servicios complementarios como por ejemplo salidas educativas, almuerzo en el comedor del colegio, materias extra programáticas, que pueden ser solicitados de forma individual para cada alumno.</text:span></text:p>
      <text:p text:style-name="P13"/>
      <text:p text:style-name="P2">REQUERIMIENTOS FUNCIONALES</text:p>
      <text:list xml:id="list3560972251883220605" text:style-name="WWNum1">
        <text:list-item>
          <text:p text:style-name="P14">El sistema debe permitir matricular un alumno.</text:p>
        </text:list-item>
        <text:list-item>
          <text:p text:style-name="P14">El sistema debe permitir asignar una división a cada alumno.</text:p>
        </text:list-item>
        <text:list-item>
          <text:p text:style-name="P14">El sistema debe permitir hacer un ABML de alumno.</text:p>
        </text:list-item>
        <text:list-item>
          <text:p text:style-name="P14">El sistema debe permitir registrar un servicio complementario pedido por el alumno.</text:p>
        </text:list-item>
        <text:list-item>
          <text:p text:style-name="P14">El sistema debe validar la matricula con un numero de código o identificación.</text:p>
        </text:list-item>
        <text:list-item>
          <text:p text:style-name="P14">El sistema debe especificar qué servicio consume un alumno.</text:p>
        </text:list-item>
        <text:list-item>
          <text:p text:style-name="P14">El sistema debe permitir especificar el precio de los servicios complementarios.</text:p>
        </text:list-item>
        <text:list-item>
          <text:p text:style-name="P14">El sistema debe permitir hacer descuento según el usuario lo desee.</text:p>
        </text:list-item>
        <text:list-item>
          <text:p text:style-name="P14">El sistema debe permitir especificar cuál es el monto total a pagar de la matrícula.</text:p>
          <text:p text:style-name="P16"><text:soft-page-break/></text:p>
        </text:list-item>
      </text:list>
      <text:p text:style-name="P2">REQUERIMIENTOS NO FUNCIONALES</text:p>
      <text:list xml:id="list3612713763606429519" text:style-name="WWNum3">
        <text:list-item>
          <text:p text:style-name="P15">El sistema debe controlar el acceso búsqueda <text:s/>y que la realice solamente el personal indicado.</text:p>
        </text:list-item>
        <text:list-item>
          <text:p text:style-name="P15">El sistema manejara soluciones a los mensajes de errores y mensajes de confirmación.</text:p>
        </text:list-item>
        <text:list-item>
          <text:p text:style-name="P15">El sistema incluirá documentación de ayuda, re direcciona a redes sociales para mayor información</text:p>
        </text:list-item>
        <text:list-item>
          <text:p text:style-name="P15">La interfaz grafica debe ser creada de una manera fácil de comprensión para que el usuario no requiera mayor esfuerzo para utilizar el siste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margin-top="0cm" fo:margin-bottom="0.353cm"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onzalo Pereda</meta:initial-creator>
    <dc:creator>Martina Santander Erzi</dc:creator>
    <meta:editing-cycles>7</meta:editing-cycles>
    <meta:creation-date>2019-05-01T22:28:00</meta:creation-date>
    <dc:date>2019-05-07T18:54:30.21</dc:date>
    <meta:editing-duration>PT2H26M39S</meta:editing-duration>
    <meta:generator>OpenOffice/4.1.6$Win32 OpenOffice.org_project/416m1$Build-9790</meta:generator>
    <meta:document-statistic meta:table-count="0" meta:image-count="0" meta:object-count="0" meta:page-count="3" meta:paragraph-count="26" meta:word-count="375" meta:character-count="23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